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break-before="page"/>
      <style:text-properties officeooo:paragraph-rsid="000a0e1a"/>
    </style:style>
    <style:style style:name="P4" style:family="paragraph" style:parent-style-name="Text_20_body">
      <style:text-properties officeooo:paragraph-rsid="000a0e1a"/>
    </style:style>
    <style:style style:name="P5" style:family="paragraph" style:parent-style-name="Text_20_body">
      <style:paragraph-properties fo:text-align="center" style:justify-single-word="false"/>
      <style:text-properties officeooo:paragraph-rsid="000a0e1a"/>
    </style:style>
    <style:style style:name="P6" style:family="paragraph" style:parent-style-name="Text_20_body">
      <style:text-properties officeooo:rsid="0019472e" officeooo:paragraph-rsid="0019472e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Title">
      <style:text-properties style:font-name="Liberation Sans" fo:font-size="28pt" fo:font-weight="bold" officeooo:rsid="000e1ac4" officeooo:paragraph-rsid="000e1ac4" style:font-name-asian="Microsoft YaHei" style:font-size-asian="28pt" style:font-weight-asian="bold" style:font-name-complex="Lucida Sans1" style:font-size-complex="28pt" style:font-weight-complex="bold"/>
    </style:style>
    <style:style style:name="P9" style:family="paragraph" style:parent-style-name="Text_20_body">
      <style:text-properties officeooo:paragraph-rsid="001e33d0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rsid="0019472e" officeooo:paragraph-rsid="0019472e"/>
    </style:style>
    <style:style style:name="P15" style:family="paragraph" style:parent-style-name="Heading_20_2">
      <style:text-properties style:font-name="Liberation Sans" fo:font-size="16.1000003814697pt" fo:font-weight="bold" officeooo:rsid="001e33d0" officeooo:paragraph-rsid="001e33d0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" style:family="text">
      <style:text-properties officeooo:rsid="00178c00"/>
    </style:style>
    <style:style style:name="T2" style:family="text">
      <style:text-properties officeooo:rsid="0019b406"/>
    </style:style>
    <style:style style:name="T3" style:family="text">
      <style:text-properties officeooo:rsid="001c5d1f"/>
    </style:style>
    <style:style style:name="T4" style:family="text">
      <style:text-properties officeooo:rsid="001e33d0"/>
    </style:style>
    <style:style style:name="T5" style:family="text">
      <style:text-properties officeooo:rsid="0019472e"/>
    </style:style>
    <style:style style:name="T6" style:family="text">
      <style:text-properties officeooo:rsid="0020120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4"/>
      <text:p text:style-name="P4"/>
      <text:p text:style-name="P4"/>
      <text:p text:style-name="P8">Registre des <text:span text:style-name="T1">décision</text:span><text:span text:style-name="T3">s</text:span></text:p>
      <text:p text:style-name="P4"/>
      <text:p text:style-name="P5">Théo Delmas</text:p>
      <text:p text:style-name="P5">Lauric Teysseyre</text:p>
      <text:p text:style-name="P5">Pierre-Louis Renon</text:p>
      <text:p text:style-name="P5">Julien Wattier</text:p>
      <text:p text:style-name="P5"/>
      <text:p text:style-name="P5">Université Paul Sabatier</text:p>
      <text:p text:style-name="P5">Master Informatique 1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1"><text:a xlink:type="simple" xlink:href="#__RefHeading___Toc648_987475018" text:style-name="Index_20_Link" text:visited-style-name="Index_20_Link">Liste des décisions<text:tab/>3</text:a></text:p>
          <text:p text:style-name="P7"><text:a xlink:type="simple" xlink:href="#__RefHeading___Toc979_2209145859" text:style-name="Index_20_Link" text:visited-style-name="Index_20_Link">Systématisation de l’utilisation de liveshare<text:tab/>3</text:a></text:p>
          <text:p text:style-name="P7"><text:a xlink:type="simple" xlink:href="#__RefHeading___Toc1620_1175234677" text:style-name="Index_20_Link" text:visited-style-name="Index_20_Link">Écriture de rapport de réunion<text:tab/>3</text:a></text:p>
        </text:index-body>
      </text:table-of-content>
      <text:p text:style-name="Text_20_body"/>
      <text:h text:style-name="P13" text:outline-level="1"><text:bookmark-start text:name="__RefHeading___Toc648_987475018"/>Liste des <text:span text:style-name="T1">décision</text:span><text:span text:style-name="T3">s</text:span><text:bookmark-end text:name="__RefHeading___Toc648_987475018"/></text:h>
      <text:h text:style-name="P14" text:outline-level="2"><text:bookmark-start text:name="__RefHeading___Toc979_2209145859"/>Systématisation de l’utilisation de liveshare<text:bookmark-end text:name="__RefHeading___Toc979_2209145859"/></text:h>
      <text:p text:style-name="P6">Description : Ajout d’un paragraphe concernant l’utilisation de liveshare pour débugger les autres développeurs dans le plan de communication.</text:p>
      <text:p text:style-name="P6">Contexte : Le debbugage des pairs était compliqué car pour voir le code il fallait streamer son IDE et les autres développeurs ne pouvait donc pas voir tout le code.</text:p>
      <text:p text:style-name="P6">D’autre part des propositions de peer-programming avaient été émise mais jamais concrétis<text:span text:style-name="T2">é.</text:span></text:p>
      <text:p text:style-name="P6">Date : 15/03/2023</text:p>
      <text:h text:style-name="P15" text:outline-level="2"><text:bookmark-start text:name="__RefHeading___Toc1620_1175234677"/>Écriture de rapport de réunion<text:bookmark-end text:name="__RefHeading___Toc1620_1175234677"/></text:h>
      <text:p text:style-name="P9"><text:span text:style-name="T5">Description : Ajout d’un paragraphe </text:span><text:span text:style-name="T4">précisant que les revue</text:span><text:span text:style-name="T6">s</text:span><text:span text:style-name="T4"> de sprint sont enregistré</text:span><text:span text:style-name="T6">es</text:span><text:span text:style-name="T4"> et que des rapports de réunion sont produit</text:span><text:span text:style-name="T6">s</text:span><text:span text:style-name="T4"> ultérieurement.</text:span></text:p>
      <text:p text:style-name="P9"><text:span text:style-name="T5">Contexte : </text:span><text:span text:style-name="T4">La seconde version du plan projet nous a poussé à revoir notre organisation et notamment à avoir une trace écrite des revues de sprint qui sont des réunions majeur</text:span><text:span text:style-name="T6">es</text:span><text:span text:style-name="T4"> pour ce projet.</text:span></text:p>
      <text:p text:style-name="P9"><text:span text:style-name="T5">Date : 1</text:span><text:span text:style-name="T4">6</text:span><text:span text:style-name="T5">/03/202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2T12:17:09.741000000</meta:creation-date>
    <meta:generator>LibreOffice/7.4.1.2$Windows_X86_64 LibreOffice_project/3c58a8f3a960df8bc8fd77b461821e42c061c5f0</meta:generator>
    <dc:date>2023-04-03T11:47:11.930000000</dc:date>
    <meta:editing-duration>PT29M37S</meta:editing-duration>
    <meta:editing-cycles>20</meta:editing-cycles>
    <meta:document-statistic meta:table-count="0" meta:image-count="0" meta:object-count="0" meta:page-count="3" meta:paragraph-count="21" meta:word-count="172" meta:character-count="1111" meta:non-whitespace-character-count="960"/>
  </office:meta>
</office:document-meta>
</file>